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-1800">
            <text:p>-18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4.5">
            <text:p>4,5</text:p>
          </table:table-cell>
          <table:table-cell office:value-type="float" office:value="-1523">
            <text:p>-1523</text:p>
          </table:table-cell>
          <table:table-cell table:number-columns-repeated="3"/>
          <table:table-cell>
            <draw:frame table:end-cell-address="Hoja1.N16" table:end-x="1.956cm" table:end-y="0.27cm" draw:z-index="0" draw:style-name="gr1" svg:width="13.439cm" svg:height="6.994cm" svg:x="2.066cm" svg:y="0.235cm">
              <draw:object draw:notify-on-update-of-ranges="Hoja1.C3:Hoja1.C14 Hoja1.D3:Hoja1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table:style-name="ce5" office:value-type="float" office:value="3.5">
            <text:p>3,5</text:p>
          </table:table-cell>
          <table:table-cell office:value-type="float" office:value="-500">
            <text:p>-5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3">
            <text:p>3</text:p>
          </table:table-cell>
          <table:table-cell office:value-type="float" office:value="-275">
            <text:p>-2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2.5">
            <text:p>2,5</text:p>
          </table:table-cell>
          <table:table-cell office:value-type="float" office:value="-124">
            <text:p>-124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table:style-name="ce5" office:value-type="float" office:value="2.33">
            <text:p>2,3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.5">
            <text:p>1,5</text:p>
          </table:table-cell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>
            <text:p>0.5</text:p>
          </table:table-cell>
          <table:table-cell office:value-type="float" office:value="1348">
            <text:p>134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500">
            <text:p>1500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Hoja1.C3:Hoja1.C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04/12/2009</text:date>, <text:time>21:31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</meta:initial-creator>
    <meta:creation-date>2009-12-04T20:01:49</meta:creation-date>
    <dc:date>2009-12-04T21:31:30</dc:date>
    <dc:creator>luis </dc:creator>
    <meta:editing-duration>PT00H40M14S</meta:editing-duration>
    <meta:editing-cycles>2</meta:editing-cycles>
    <meta:generator>OpenOffice.org/3.1$Unix OpenOffice.org_project/310m19$Build-9420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44cm" svg:height="6.995cm" chart:class="chart:scatter" chart:style-name="ch1">
        <chart:title svg:x="2.553cm" svg:y="0.139cm" chart:style-name="ch2">
          <text:p>Relación RPM &amp; ángulo del potenciometro</text:p>
        </chart:title>
        <chart:plot-area chart:style-name="ch3" table:cell-range-address="Hoja1.C3:Hoja1.D14" svg:x="0.268cm" svg:y="0.861cm" svg:width="12.904cm" svg:height="5.995cm"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14" chart:class="chart:scatter">
            <chart:domain table:cell-range-address="Hoja1.C3:Hoja1.C1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 text:id="Hoja1.C3:Hoja1.C14">5</text:p>
              </table:table-cell>
              <table:table-cell office:value-type="float" office:value="-1800">
                <text:p text:id="Hoja1.D3:Hoja1.D14">-1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100">
                <text:p>-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